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tyle:font-face style:name="F" svg:font-family="" style:font-family-generic="roman"/>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FreeSerif"/>
    </style:style>
    <style:style style:name="P2" style:family="paragraph" style:parent-style-name="Text_20_body">
      <style:text-properties style:font-name="FreeSerif" officeooo:rsid="000f25ca" officeooo:paragraph-rsid="000f25ca"/>
    </style:style>
    <style:style style:name="P3" style:family="paragraph" style:parent-style-name="Text_20_body">
      <style:text-properties style:font-name="FreeSerif" officeooo:rsid="00109b28" officeooo:paragraph-rsid="00109b28"/>
    </style:style>
    <style:style style:name="P4" style:family="paragraph" style:parent-style-name="Text_20_body">
      <style:text-properties fo:font-variant="normal" fo:text-transform="none" fo:color="#24292e" style:font-name="FreeSerif" fo:font-size="12pt" fo:letter-spacing="normal" fo:font-style="normal" fo:font-weight="normal" officeooo:rsid="000f25ca" officeooo:paragraph-rsid="000f25ca"/>
    </style:style>
    <style:style style:name="P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 fo:font-size="12pt" fo:letter-spacing="normal" fo:font-style="normal" fo:font-weight="normal"/>
    </style:style>
    <style:style style:name="P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 fo:font-size="12pt" fo:letter-spacing="normal" fo:font-style="normal" fo:font-weight="normal" officeooo:rsid="00109b28" officeooo:paragraph-rsid="00109b28"/>
    </style:style>
    <style:style style:name="P7" style:family="paragraph" style:parent-style-name="Heading_20_3">
      <style:text-properties style:font-name="FreeSans" fo:font-size="12pt" style:font-size-asian="12pt" style:font-size-complex="12pt"/>
    </style:style>
    <style:style style:name="P8" style:family="paragraph">
      <style:text-properties style:font-name="FreeSerif"/>
    </style:style>
    <style:style style:name="P9" style:family="paragraph">
      <loext:graphic-properties draw:fill="none" draw:fill-color="#ffffff"/>
      <style:text-properties style:font-name="FreeSerif"/>
    </style:style>
    <style:style style:name="P10" style:family="paragraph">
      <style:text-properties style:font-name="FreeSerif" fo:font-size="12pt"/>
    </style:style>
    <style:style style:name="P11" style:family="paragraph">
      <loext:graphic-properties draw:fill="none" draw:fill-color="#ffffff"/>
      <style:text-properties style:font-name="FreeSerif" fo:font-size="12pt"/>
    </style:style>
    <style:style style:name="P12" style:family="paragraph">
      <loext:graphic-properties draw:fill="none" draw:fill-color="#ffffff"/>
    </style:style>
    <style:style style:name="T1" style:family="text">
      <style:text-properties officeooo:rsid="000fb29d"/>
    </style:style>
    <style:style style:name="T2" style:family="text">
      <style:text-properties officeooo:rsid="00108253"/>
    </style:style>
    <style:style style:name="T3" style:family="text">
      <style:text-properties style:font-name="FreeSerif"/>
    </style:style>
    <style:style style:name="gr1"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2.5283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2.8043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4165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666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h text:style-name="P7" text:outline-level="3">Singleton pattern</text:h>
      <text:p text:style-name="P1">A singleton is usefull when we only require one instance of the object and that instance is used by many different parts of the software. One bad solution to this is to pass the object around as reference to where it is needed.</text:p>
      <text:p text:style-name="P1">The singleton Pattern suggests that this object should have global visibility. This is achieved by defining a static method of a class that returns a singleton. In most cases eager initalization is prefered. <text:span text:style-name="T1">T</text:span>here are however cases such as when you need to read a configuration from file. In those cases lazy initalization is prefered. For multithreading application the keyword "synchronized" can be used to avoid synchronization issues.[1]</text:p>
      <text:p text:style-name="P1">code example:</text:p>
      <text:p text:style-name="P1"><draw:frame text:anchor-type="paragraph" draw:z-index="0" draw:name="Shape1" draw:style-name="gr1" draw:text-style-name="P9" svg:width="4.8961in" svg:height="1.3622in" svg:x="0.0772in" svg:y="0.011in"><draw:text-box><text:p text:style-name="P8"><text:span text:style-name="T3">public class main {</text:span></text:p><text:p text:style-name="P8"><text:span text:style-name="T3"><text:s text:c="4"/></text:span><text:span text:style-name="T3">public static void main( String []args ) {</text:span></text:p><text:p text:style-name="P8"><text:span text:style-name="T3"/></text:p><text:p text:style-name="P8"><text:span text:style-name="T3"><text:s text:c="8"/></text:span><text:span text:style-name="T3">SingleTon mySingle = SingleTon.getInstance();</text:span></text:p><text:p text:style-name="P8"><text:span text:style-name="T3"><text:s text:c="8"/></text:span><text:span text:style-name="T3">System.out.println(mySingle.helloWorld());</text:span></text:p><text:p text:style-name="P8"><text:span text:style-name="T3"><text:s text:c="4"/></text:span><text:span text:style-name="T3">}</text:span></text:p><text:p text:style-name="P8"><text:span text:style-name="T3">}</text:span></text:p></draw:text-box></draw:frame></text:p>
      <text:p text:style-name="P1"/>
      <text:p text:style-name="P1"/>
      <text:p text:style-name="P1"/>
      <text:p text:style-name="P1"/>
      <text:p text:style-name="P2">In file SingleTon.java</text:p>
      <text:p text:style-name="P2"><draw:frame text:anchor-type="paragraph" draw:z-index="1" draw:name="Shape2" draw:style-name="gr2" draw:text-style-name="P9" svg:width="7.4587in" svg:height="2.7232in" svg:x="0.0146in" svg:y="0.0339in"><draw:text-box><text:p text:style-name="P8"><text:span text:style-name="T3">public class SingleTon {</text:span></text:p><text:p text:style-name="P8"><text:span text:style-name="T3"/></text:p><text:p text:style-name="P8"><text:span text:style-name="T3"><text:s text:c="4"/></text:span><text:span text:style-name="T3">private static SingleTon instance = new SingleTon(); // Eager initalization.</text:span></text:p><text:p text:style-name="P8"><text:span text:style-name="T3"><text:s text:c="4"/></text:span><text:span text:style-name="T3">private SingleTon(){ } // Private constructor to prevent accidental reflection (creating a new singleton instance with new)</text:span></text:p><text:p text:style-name="P8"><text:span text:style-name="T3"/></text:p><text:p text:style-name="P8"><text:span text:style-name="T3"><text:s text:c="4"/></text:span><text:span text:style-name="T3">public static SingleTon getInstance(){</text:span></text:p><text:p text:style-name="P8"><text:span text:style-name="T3"><text:s text:c="8"/></text:span><text:span text:style-name="T3">return instance;</text:span></text:p><text:p text:style-name="P8"><text:span text:style-name="T3"><text:s text:c="4"/></text:span><text:span text:style-name="T3">}</text:span></text:p><text:p text:style-name="P8"><text:span text:style-name="T3"/></text:p><text:p text:style-name="P8"><text:span text:style-name="T3"><text:s text:c="4"/></text:span><text:span text:style-name="T3">public String helloWorld(){</text:span></text:p><text:p text:style-name="P8"><text:span text:style-name="T3"><text:s text:c="8"/></text:span><text:span text:style-name="T3">return "Hello World";</text:span></text:p><text:p text:style-name="P8"><text:span text:style-name="T3"><text:s text:c="4"/></text:span><text:span text:style-name="T3">}</text:span></text:p><text:p text:style-name="P8"><text:span text:style-name="T3">}</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text:soft-page-break/></text:h>
      <text:h text:style-name="P7" text:outline-level="3">Facade</text:h>
      <text:p text:style-name="P4">The main goal of the facade pattern is to hide the complexity of a subsystem. This subsystem can contain <text:span text:style-name="T2">several different classes and objects</text:span>. The facade will then hide this complexity behind a single object.</text:p>
      <text:p text:style-name="P5">public class main {</text:p>
      <text:p text:style-name="P5"><text:s text:c="4"/>public static void main( String []args ) {</text:p>
      <text:p text:style-name="P5"><text:s text:c="8"/>SpaceShip spaceShip = new SpaceShip();</text:p>
      <text:p text:style-name="P5"><text:s text:c="8"/>spaceShip.startSpaceShip();</text:p>
      <text:p text:style-name="P5"><text:s text:c="4"/>}</text:p>
      <text:p text:style-name="P5">}</text:p>
      <text:p text:style-name="P6">In file SpaceShip.java</text:p>
      <text:p text:style-name="P6"/>
      <text:p text:style-name="P2"><draw:frame text:anchor-type="paragraph" draw:z-index="2" draw:name="Shape3" draw:style-name="gr3" draw:text-style-name="P11" svg:width="7.3961in" svg:height="2.8043in" svg:x="0.0457in" svg:y="-0.1756in"><draw:text-box><text:p text:style-name="P10"><text:span text:style-name="T3">public class SpaceShip {</text:span></text:p><text:p text:style-name="P10"><text:span text:style-name="T3"><text:s text:c="4"/></text:span><text:span text:style-name="T3">private FuelInjector fuelInjector;</text:span></text:p><text:p text:style-name="P10"><text:span text:style-name="T3"><text:s text:c="4"/></text:span><text:span text:style-name="T3">private Engine engine;</text:span></text:p><text:p text:style-name="P10"><text:span text:style-name="T3"/></text:p><text:p text:style-name="P10"><text:span text:style-name="T3"><text:s text:c="4"/></text:span><text:span text:style-name="T3">SpaceShip(){</text:span></text:p><text:p text:style-name="P10"><text:span text:style-name="T3"><text:s text:c="8"/></text:span><text:span text:style-name="T3">FuelInjector fuelInjector = new FuelInjector();</text:span></text:p><text:p text:style-name="P10"><text:span text:style-name="T3"><text:s text:c="8"/></text:span><text:span text:style-name="T3">Engine engine = new Engine();</text:span></text:p><text:p text:style-name="P10"><text:span text:style-name="T3"><text:s text:c="4"/></text:span><text:span text:style-name="T3">}</text:span></text:p><text:p text:style-name="P10"><text:span text:style-name="T3"><text:s text:c="4"/></text:span><text:span text:style-name="T3">public void startSpaceShip(){</text:span></text:p><text:p text:style-name="P10"><text:span text:style-name="T3"><text:s text:c="8"/></text:span><text:span text:style-name="T3">fuelInjector.injectFuel(engine);</text:span></text:p><text:p text:style-name="P10"><text:span text:style-name="T3"><text:s text:c="8"/></text:span><text:span text:style-name="T3">engine.start();</text:span></text:p><text:p text:style-name="P10"><text:span text:style-name="T3"><text:s text:c="4"/></text:span><text:span text:style-name="T3">}</text:span></text:p><text:p text:style-name="P10"><text:span text:style-name="T3">}</text:span></text:p></draw:text-box></draw:frame></text:p>
      <text:p text:style-name="P2"/>
      <text:p text:style-name="P2"/>
      <text:p text:style-name="P2"/>
      <text:p text:style-name="P2"/>
      <text:p text:style-name="P2"/>
      <text:p text:style-name="P2"/>
      <text:p text:style-name="P2"/>
      <text:p text:style-name="P3"><draw:frame text:anchor-type="paragraph" draw:z-index="3" draw:name="Shape4" draw:style-name="gr4" draw:text-style-name="P12" svg:width="3.3441in" svg:height="1.4169in" svg:x="0.0252in" svg:y="0.2634in"><draw:text-box><text:p><text:span text:style-name="T3">public class Engine {</text:span></text:p><text:p><text:span text:style-name="T3"><text:s text:c="4"/></text:span><text:span text:style-name="T3">public void start(){</text:span></text:p><text:p><text:span text:style-name="T3"><text:s text:c="5"/></text:span><text:span text:style-name="T3">//starts an engine</text:span></text:p><text:p><text:span text:style-name="T3"><text:s text:c="4"/></text:span><text:span text:style-name="T3">}</text:span></text:p><text:p><text:span text:style-name="T3">}</text:span></text:p><text:p/></draw:text-box></draw:frame>In file engine.java</text:p>
      <text:p text:style-name="P3"/>
      <text:p text:style-name="P3"/>
      <text:p text:style-name="P2"/>
      <text:p text:style-name="P2"/>
      <text:p text:style-name="P2"/>
      <text:p text:style-name="P2"/>
      <text:p text:style-name="P2"><text:soft-page-break/></text:p>
      <text:p text:style-name="P3">In file FuelInjector.java</text:p>
      <text:p text:style-name="P3"><draw:frame text:anchor-type="paragraph" draw:z-index="4" draw:name="Shape5" draw:style-name="gr5" draw:text-style-name="P12" svg:width="5.1878in" svg:height="1.6669in" svg:x="-0.0063in" svg:y="0.1264in"><draw:text-box><text:p><text:span text:style-name="T3">public class FuelInjector {</text:span></text:p><text:p><text:span text:style-name="T3"><text:s text:c="4"/></text:span><text:span text:style-name="T3">public void injectFuel(Engine engine){</text:span></text:p><text:p><text:span text:style-name="T3"><text:s text:c="8"/></text:span><text:span text:style-name="T3">//inject fuel into engine</text:span></text:p><text:p><text:span text:style-name="T3"><text:s text:c="4"/></text:span><text:span text:style-name="T3">}</text:span></text:p><text:p><text:span text:style-name="T3">}</text:span></text:p><text:p/></draw:text-box></draw:frame></text:p>
      <text:p text:style-name="P2"/>
      <text:p text:style-name="P2"/>
      <text:p text:style-name="P2"/>
      <text:p text:style-name="P2"/>
      <text:p text:style-name="P2"/>
      <text:p text:style-name="P2"/>
      <text:p text:style-name="P2"/>
      <text:p text:style-name="P2"/>
      <text:p text:style-name="P4">Ref [1] Craig Larman. Applying UML and patterns. Third edition. Page 442-446. place of publish: One Lake Street Upper Saddle River,NJ 07458 Publisher Pearson Education, Inc; Publish year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tyle:font-face style:name="F" svg:font-family="" style:font-family-generic="roman"/>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variant="normal" fo:text-transform="none" fo:color="#24292e" style:font-name="apple-system" fo:font-family="apple-system, BlinkMacSystemFont, 'Segoe UI', Helvetica, Arial, sans-serif, 'Apple Color Emoji', 'Segoe UI Emoji'" fo:font-size="12pt" fo:letter-spacing="normal" fo:font-style="normal" fo:font-weight="normal" officeooo:rsid="000f25ca"/>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09:58:41.303650442</meta:creation-date>
    <dc:date>2020-02-12T10:39:20.912773276</dc:date>
    <meta:editing-duration>PT19M56S</meta:editing-duration>
    <meta:editing-cycles>2</meta:editing-cycles>
    <meta:generator>LibreOffice/6.2.8.2$Linux_X86_64 LibreOffice_project/20$Build-2</meta:generator>
    <meta:document-statistic meta:table-count="0" meta:image-count="0" meta:object-count="0" meta:page-count="3" meta:paragraph-count="17" meta:word-count="212" meta:character-count="1345" meta:non-whitespace-character-count="1126"/>
  </office:meta>
</office:document-meta>
</file>